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7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0.761cm" svg:height="0.668cm" svg:x="1.652cm" svg:y="26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317cm" svg:height="1.097cm" svg:x="2.501cm" svg:y="26.372cm">
          <draw:text-box>
            <text:p><text:span text:style-name="T1">Seq can(region)</text:span></text:p>
            <text:p><text:span text:style-name="T1">Filter:(r_name = 'ASIA')</text:span></text:p>
          </draw:text-box>
        </draw:frame>
        <draw:custom-shape draw:style-name="gr1" draw:text-style-name="P1" draw:layer="layout" svg:width="0.761cm" svg:height="0.668cm" svg:x="1.651cm" svg:y="2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1cm" svg:height="0.668cm" svg:x="1.652cm" svg:y="2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0.761cm" svg:height="0.668cm" svg:x="3.15cm" svg:y="22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761cm" svg:height="0.668cm" svg:x="4.951cm" svg:y="2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761cm" svg:height="0.668cm" svg:x="1.652cm" svg:y="2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31cm" svg:y1="23.001cm" svg:x2="2.033cm" svg:y2="24.233cm" draw:start-shape="id1" draw:start-glue-point="8" draw:end-shape="id2" draw:end-glue-point="4" svg:d="m3531 23001-1498 1232">
          <text:p/>
        </draw:connector>
        <draw:connector draw:style-name="gr3" draw:text-style-name="P1" draw:layer="layout" draw:type="line" svg:x1="3.531cm" svg:y1="23.001cm" svg:x2="5.332cm" svg:y2="24.233cm" draw:start-shape="id1" draw:start-glue-point="8" draw:end-shape="id3" draw:end-glue-point="4" svg:d="m3531 23001 1801 1232">
          <text:p/>
        </draw:connector>
        <draw:frame draw:style-name="gr4" draw:text-style-name="P2" draw:layer="layout" svg:width="3.889cm" svg:height="0.674cm" svg:x="5.402cm" svg:y="24.872cm">
          <draw:text-box>
            <text:p><text:span text:style-name="T1">Seq Scan(nation)</text:span></text:p>
          </draw:text-box>
        </draw:frame>
        <draw:frame draw:style-name="gr4" draw:text-style-name="P2" draw:layer="layout" svg:width="1.349cm" svg:height="0.674cm" svg:x="2.651cm" svg:y="24.326cm">
          <draw:text-box>
            <text:p><text:span text:style-name="T1">Hash</text:span></text:p>
          </draw:text-box>
        </draw:frame>
        <draw:frame draw:style-name="gr4" draw:text-style-name="P4" draw:layer="layout" svg:width="6.217cm" svg:height="1.097cm" svg:x="3.802cm" svg:y="22.227cm">
          <draw:text-box>
            <text:p text:style-name="P3"><text:span text:style-name="T1">Hash Join</text:span></text:p>
            <text:p text:style-name="P3"><text:span text:style-name="T1">(n_regionkey = r_regionkey)</text:span></text:p>
          </draw:text-box>
        </draw:frame>
        <draw:custom-shape draw:style-name="gr1" draw:text-style-name="P1" draw:id="id5" draw:layer="layout" svg:width="0.761cm" svg:height="0.667cm" svg:x="3.149cm" svg:y="2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49cm" svg:height="0.674cm" svg:x="1.853cm" svg:y="20.327cm">
          <draw:text-box>
            <text:p><text:span text:style-name="T1">Hash</text:span></text:p>
          </draw:text-box>
        </draw:frame>
        <draw:custom-shape draw:style-name="gr1" draw:text-style-name="P1" draw:id="id6" draw:layer="layout" svg:width="0.762cm" svg:height="0.668cm" svg:x="3.8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619cm" svg:height="1.097cm" svg:x="11.901cm" svg:y="12.203cm">
          <draw:text-box>
            <text:p><text:span text:style-name="T1">Seq Scan</text:span></text:p>
            <text:p><text:span text:style-name="T1">(supplier)</text:span></text:p>
          </draw:text-box>
        </draw:frame>
        <draw:frame draw:style-name="gr4" draw:text-style-name="P4" draw:layer="layout" svg:width="6.217cm" svg:height="1.097cm" svg:x="4.683cm" svg:y="18.5cm">
          <draw:text-box>
            <text:p text:style-name="P3"><text:span text:style-name="T1">Hash Join</text:span></text:p>
            <text:p text:style-name="P3"><text:span text:style-name="T1">(c_nationkey = n_nationkey)</text:span></text:p>
          </draw:text-box>
        </draw:frame>
        <draw:custom-shape draw:style-name="gr1" draw:text-style-name="P1" draw:id="id7" draw:layer="layout" svg:width="0.762cm" svg:height="0.668cm" svg:x="3.799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49cm" svg:height="0.674cm" svg:x="2.602cm" svg:y="15.826cm">
          <draw:text-box>
            <text:p><text:span text:style-name="T1">Hash</text:span></text:p>
          </draw:text-box>
        </draw:frame>
        <draw:connector draw:style-name="gr3" draw:text-style-name="P1" draw:layer="layout" svg:x1="2.033cm" svg:y1="24.901cm" svg:x2="2.033cm" svg:y2="26.533cm" draw:start-shape="id2" draw:start-glue-point="8" draw:end-shape="id4" draw:end-glue-point="4" svg:d="m2033 24901v1632">
          <text:p/>
        </draw:connector>
        <draw:connector draw:style-name="gr3" draw:text-style-name="P1" draw:layer="layout" svg:x1="3.53cm" svg:y1="20.969cm" svg:x2="3.531cm" svg:y2="22.333cm" draw:start-shape="id5" draw:start-glue-point="8" draw:end-shape="id1" draw:end-glue-point="4" svg:d="m3530 20969v682h1v682">
          <text:p/>
        </draw:connector>
        <draw:connector draw:style-name="gr3" draw:text-style-name="P1" draw:layer="layout" draw:type="line" svg:x1="4.181cm" svg:y1="18.851cm" svg:x2="3.53cm" svg:y2="20.302cm" draw:start-shape="id6" draw:start-glue-point="8" draw:end-shape="id5" draw:end-glue-point="4" svg:d="m4181 18851-651 1451">
          <text:p/>
        </draw:connector>
        <draw:connector draw:style-name="gr3" draw:text-style-name="P1" draw:layer="layout" draw:type="line" svg:x1="4.18cm" svg:y1="16.566cm" svg:x2="4.181cm" svg:y2="18.183cm" draw:start-shape="id7" draw:start-glue-point="8" draw:end-shape="id6" draw:end-glue-point="4" svg:d="m4180 16566 1 1617">
          <text:p/>
        </draw:connector>
        <draw:custom-shape draw:style-name="gr1" draw:text-style-name="P1" draw:id="id19" draw:layer="layout" svg:width="0.761cm" svg:height="0.668cm" svg:x="8.3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619cm" svg:height="1.097cm" svg:x="7.581cm" svg:y="12.375cm">
          <draw:text-box>
            <text:p><text:span text:style-name="T1">Seq Scan</text:span></text:p>
            <text:p><text:span text:style-name="T1">(lineitem)</text:span></text:p>
          </draw:text-box>
        </draw:frame>
        <draw:custom-shape draw:style-name="gr1" draw:text-style-name="P1" draw:id="id8" draw:layer="layout" svg:width="0.761cm" svg:height="0.668cm" svg:x="5.756cm" svg:y="13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37cm" svg:height="1.097cm" svg:x="6.33cm" svg:y="13.503cm">
          <draw:text-box>
            <text:p text:style-name="P3"><text:span text:style-name="T1">Hash Join</text:span></text:p>
            <text:p text:style-name="P3"><text:span text:style-name="T1">(o_custkey = c_custkey)</text:span></text:p>
          </draw:text-box>
        </draw:frame>
        <draw:connector draw:style-name="gr3" draw:text-style-name="P1" draw:layer="layout" draw:type="line" svg:x1="6.137cm" svg:y1="14.112cm" svg:x2="4.18cm" svg:y2="15.898cm" draw:start-shape="id8" draw:start-glue-point="8" draw:end-shape="id7" draw:end-glue-point="4" svg:d="m6137 14112-1957 1786">
          <text:p/>
        </draw:connector>
        <draw:custom-shape draw:style-name="gr1" draw:text-style-name="P1" draw:id="id18" draw:layer="layout" svg:width="0.761cm" svg:height="0.668cm" svg:x="7.73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8.122cm" svg:height="1.52cm" svg:x="4.878cm" svg:y="16.58cm">
          <draw:text-box>
            <text:p><text:span text:style-name="T1">Seq Scan(orders)</text:span></text:p>
            <text:p><text:span text:style-name="T1">Filter:(o_orderdate &gt;= '1994-01-01')</text:span></text:p>
            <text:p><text:span text:style-name="T1">And (o_orderdate &lt; '1995-01-01') </text:span></text:p>
          </draw:text-box>
        </draw:frame>
        <draw:custom-shape draw:style-name="gr1" draw:text-style-name="P1" draw:id="id10" draw:layer="layout" svg:width="0.762cm" svg:height="0.668cm" svg:x="5.73cm" svg:y="11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49cm" svg:height="0.674cm" svg:x="4.533cm" svg:y="11.66cm">
          <draw:text-box>
            <text:p><text:span text:style-name="T1">Hash</text:span></text:p>
          </draw:text-box>
        </draw:frame>
        <draw:custom-shape draw:style-name="gr1" draw:text-style-name="P1" draw:id="id9" draw:layer="layout" svg:width="0.761cm" svg:height="0.668cm" svg:x="6.957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794cm" svg:height="1.097cm" svg:x="1.6cm" svg:y="9.703cm">
          <draw:text-box>
            <text:p text:style-name="P3"><text:span text:style-name="T1">Hash Join</text:span></text:p>
            <text:p text:style-name="P3"><text:span text:style-name="T1">(l_orderkey = o_orderkey)</text:span></text:p>
          </draw:text-box>
        </draw:frame>
        <draw:connector draw:style-name="gr3" draw:text-style-name="P1" draw:layer="layout" draw:type="line" svg:x1="7.338cm" svg:y1="10.413cm" svg:x2="6.111cm" svg:y2="11.732cm" draw:start-shape="id9" draw:start-glue-point="8" draw:end-shape="id10" draw:end-glue-point="4" svg:d="m7338 10413-1227 1319">
          <text:p/>
        </draw:connector>
        <draw:custom-shape draw:style-name="gr1" draw:text-style-name="P1" draw:id="id12" draw:layer="layout" svg:width="0.761cm" svg:height="0.667cm" svg:x="11.402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0.762cm" svg:height="0.668cm" svg:x="11.4cm" svg:y="9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49cm" svg:height="0.674cm" svg:x="12.053cm" svg:y="10.629cm">
          <draw:text-box>
            <text:p><text:span text:style-name="T1">Hash</text:span></text:p>
          </draw:text-box>
        </draw:frame>
        <draw:connector draw:style-name="gr3" draw:text-style-name="P1" draw:layer="layout" draw:type="line" svg:x1="11.781cm" svg:y1="10.643cm" svg:x2="11.783cm" svg:y2="12.18cm" draw:start-shape="id11" draw:start-glue-point="8" draw:end-shape="id12" draw:end-glue-point="4" svg:d="m11781 10643 2 1537">
          <text:p/>
        </draw:connector>
        <draw:custom-shape draw:style-name="gr1" draw:text-style-name="P1" draw:id="id13" draw:layer="layout" svg:width="0.761cm" svg:height="0.668cm" svg:x="9.301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6.217cm" svg:height="1.52cm" svg:x="10.051cm" svg:y="7.403cm">
          <draw:text-box>
            <text:p text:style-name="P3"><text:span text:style-name="T1">Hash Join</text:span></text:p>
            <text:p text:style-name="P3"><text:span text:style-name="T1">(l_suppkey = s_suppkey) AND</text:span></text:p>
            <text:p text:style-name="P3"><text:span text:style-name="T1">(c_nationkey = s_nationkey)</text:span></text:p>
          </draw:text-box>
        </draw:frame>
        <draw:connector draw:style-name="gr3" draw:text-style-name="P1" draw:layer="layout" draw:type="line" svg:x1="9.682cm" svg:y1="8.616cm" svg:x2="7.338cm" svg:y2="9.745cm" draw:start-shape="id13" draw:start-glue-point="8" draw:end-shape="id9" draw:end-glue-point="4" svg:d="m9682 8616-2344 1129">
          <text:p/>
        </draw:connector>
        <draw:custom-shape draw:style-name="gr1" draw:text-style-name="P1" draw:id="id15" draw:layer="layout" svg:width="0.76cm" svg:height="0.668cm" svg:x="9.307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254cm" svg:height="0.674cm" svg:x="5.5cm" svg:y="5.5cm">
          <draw:text-box>
            <text:p text:style-name="P3"><text:span text:style-name="T1">HashAggregate</text:span></text:p>
          </draw:text-box>
        </draw:frame>
        <draw:custom-shape draw:style-name="gr1" draw:text-style-name="P1" draw:id="id14" draw:layer="layout" svg:width="0.76cm" svg:height="0.669cm" svg:x="9.301cm" svg:y="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8.334cm" svg:height="1.52cm" svg:x="1.666cm" svg:y="2.98cm">
          <draw:text-box>
            <text:p text:style-name="P3"><text:span text:style-name="T1">Sort</text:span></text:p>
            <text:p text:style-name="P3"><text:span text:style-name="T1">(sum((lineitem.l_extendedprice * </text:span></text:p>
            <text:p text:style-name="P3"><text:span text:style-name="T1">(1::numeric - lineitem.l_discount))))</text:span></text:p>
          </draw:text-box>
        </draw:frame>
        <draw:connector draw:style-name="gr3" draw:text-style-name="P1" draw:layer="layout" draw:type="line" svg:x1="9.681cm" svg:y1="3.8cm" svg:x2="9.687cm" svg:y2="5.501cm" draw:start-shape="id14" draw:start-glue-point="8" draw:end-shape="id15" draw:end-glue-point="4" svg:d="m9681 3800 6 1701">
          <text:p/>
        </draw:connector>
        <draw:connector draw:style-name="gr3" draw:text-style-name="P1" draw:layer="layout" draw:type="line" svg:x1="9.687cm" svg:y1="6.169cm" svg:x2="9.682cm" svg:y2="7.948cm" draw:start-shape="id15" draw:start-glue-point="8" draw:end-shape="id13" draw:end-glue-point="4" svg:d="m9687 6169-5 1779">
          <text:p/>
        </draw:connector>
        <draw:custom-shape draw:style-name="gr1" draw:text-style-name="P1" draw:id="id16" draw:layer="layout" svg:width="0.762cm" svg:height="0.668cm" svg:x="3.801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761cm" svg:height="0.667cm" svg:x="5.035cm" svg:y="2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619cm" svg:height="1.097cm" svg:x="5.17cm" svg:y="20.937cm">
          <draw:text-box>
            <text:p><text:span text:style-name="T1">Seq Scan</text:span></text:p>
            <text:p><text:span text:style-name="T1">(customer)</text:span></text:p>
          </draw:text-box>
        </draw:frame>
        <draw:connector draw:style-name="gr3" draw:text-style-name="P1" draw:layer="layout" draw:type="line" svg:x1="4.182cm" svg:y1="18.851cm" svg:x2="5.416cm" svg:y2="20.411cm" draw:start-shape="id16" draw:start-glue-point="8" draw:end-shape="id17" draw:end-glue-point="4" svg:d="m4182 18851 1234 1560">
          <text:p/>
        </draw:connector>
        <draw:connector draw:style-name="gr3" draw:text-style-name="P1" draw:layer="layout" draw:type="line" svg:x1="6.137cm" svg:y1="14.112cm" svg:x2="8.12cm" svg:y2="16cm" draw:start-shape="id8" draw:start-glue-point="8" draw:end-shape="id18" draw:end-glue-point="4" svg:d="m6137 14112 1983 1888">
          <text:p/>
        </draw:connector>
        <draw:connector draw:style-name="gr3" draw:text-style-name="P1" draw:layer="layout" draw:type="line" svg:x1="6.111cm" svg:y1="12.4cm" svg:x2="6.137cm" svg:y2="13.444cm" draw:start-shape="id10" draw:start-glue-point="8" draw:end-shape="id8" draw:end-glue-point="4" svg:d="m6111 12400 26 1044">
          <text:p/>
        </draw:connector>
        <draw:connector draw:style-name="gr3" draw:text-style-name="P1" draw:layer="layout" draw:type="line" svg:x1="7.338cm" svg:y1="10.413cm" svg:x2="8.701cm" svg:y2="11.8cm" draw:start-shape="id9" draw:start-glue-point="8" draw:end-shape="id19" draw:end-glue-point="4" svg:d="m7338 10413 1363 1387">
          <text:p/>
        </draw:connector>
        <draw:connector draw:style-name="gr3" draw:text-style-name="P1" draw:layer="layout" draw:type="line" svg:x1="9.682cm" svg:y1="8.616cm" svg:x2="11.781cm" svg:y2="9.975cm" draw:start-shape="id13" draw:start-glue-point="8" draw:end-shape="id11" draw:end-glue-point="4" svg:d="m9682 8616 2099 13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2-09T19:02:59</meta:creation-date>
    <dc:date>2011-12-09T19:16:31</dc:date>
    <dc:creator>fuku </dc:creator>
    <meta:editing-duration>PT00H13M32S</meta:editing-duration>
    <meta:editing-cycles>5</meta:editing-cycles>
    <meta:generator>OpenOffice.org/3.2$Unix OpenOffice.org_project/320m12$Build-9483</meta:generator>
    <meta:document-statistic meta:object-count="56"/>
  </office:meta>
</office:document-meta>
</file>